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21409a" fo:font-style="italic" fo:font-weight="bold" officeooo:rsid="0049532c" officeooo:paragraph-rsid="0049532c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1ef572"/>
    </style:style>
    <style:style style:name="P3" style:family="paragraph" style:parent-style-name="Standard">
      <style:text-properties fo:color="#000000" fo:font-weight="bold" officeooo:paragraph-rsid="001ef572" style:font-weight-asian="bold" style:font-weight-complex="bold"/>
    </style:style>
    <style:style style:name="P4" style:family="paragraph" style:parent-style-name="Standard">
      <style:text-properties fo:color="#000000" fo:font-weight="bold" officeooo:rsid="001ff41b" officeooo:paragraph-rsid="00216147" style:font-weight-asian="bold" style:font-weight-complex="bold"/>
    </style:style>
    <style:style style:name="P5" style:family="paragraph" style:parent-style-name="Standard">
      <style:text-properties fo:color="#000000" fo:font-style="italic" fo:font-weight="bold" officeooo:paragraph-rsid="001ef572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1f31a9" officeooo:paragraph-rsid="001f31a9"/>
    </style:style>
    <style:style style:name="P7" style:family="paragraph" style:parent-style-name="Standard">
      <style:text-properties fo:color="#0066b3" fo:font-weight="normal" officeooo:paragraph-rsid="001ef572" style:font-weight-asian="normal" style:font-weight-complex="normal"/>
    </style:style>
    <style:style style:name="P8" style:family="paragraph" style:parent-style-name="Standard">
      <style:text-properties fo:color="#0066b3" officeooo:paragraph-rsid="001ff41b"/>
    </style:style>
    <style:style style:name="P9" style:family="paragraph" style:parent-style-name="Standard">
      <style:text-properties fo:color="#0066b3" officeooo:paragraph-rsid="00216147"/>
    </style:style>
    <style:style style:name="P10" style:family="paragraph" style:parent-style-name="Standard">
      <style:text-properties officeooo:rsid="00216147" officeooo:paragraph-rsid="00216147"/>
    </style:style>
    <style:style style:name="T1" style:family="text">
      <style:text-properties officeooo:rsid="0061254d"/>
    </style:style>
    <style:style style:name="T2" style:family="text">
      <style:text-properties officeooo:rsid="001ef572"/>
    </style:style>
    <style:style style:name="T3" style:family="text">
      <style:text-properties fo:color="#21409a" officeooo:rsid="00216147"/>
    </style:style>
    <style:style style:name="T4" style:family="text">
      <style:text-properties fo:font-style="italic" officeooo:rsid="001ef572" style:font-style-asian="italic" style:font-style-complex="italic"/>
    </style:style>
    <style:style style:name="T5" style:family="text">
      <style:text-properties officeooo:rsid="001f31a9"/>
    </style:style>
    <style:style style:name="T6" style:family="text">
      <style:text-properties officeooo:rsid="001ff21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6147" style:font-weight-asian="normal" style:font-weight-complex="normal"/>
    </style:style>
    <style:style style:name="T9" style:family="text">
      <style:text-properties fo:font-weight="normal" officeooo:rsid="001ff215" style:font-weight-asian="normal" style:font-weight-complex="normal"/>
    </style:style>
    <style:style style:name="T10" style:family="text">
      <style:text-properties fo:font-weight="normal" officeooo:rsid="001ff41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officeooo:rsid="001f31a9"/>
    </style:style>
    <style:style style:name="T12" style:family="text">
      <style:text-properties officeooo:rsid="002202bf"/>
    </style:style>
    <style:style style:name="T13" style:family="text">
      <style:text-properties fo:font-size="16pt" officeooo:rsid="001ef572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ar reviewer,</text:p>
      <text:p text:style-name="Standard">Thank you for your valuable feedback and for pointing out the remaining issues. We have carefully addressed your comments and incorporated the necessary corrections and improvements into the manuscript.</text:p>
      <text:p text:style-name="Standard"/>
      <text:p text:style-name="Standard"/>
      <text:p text:style-name="P1">Note: blue font means that this is text and figures which <text:span text:style-name="T1">were</text:span> replaced/added to the paper</text:p>
      <text:p text:style-name="P1"/>
      <text:p text:style-name="P5"><text:span text:style-name="T13">Q1:</text:span><text:span text:style-name="T2"> </text:span>l. 25: you wrote that you wanted to remove all "A MeV" in the text, but here there is still one</text:p>
      <text:p text:style-name="P2">Indeed, <text:span text:style-name="T5">we</text:span> apologize for the oversight. It has now been corrected. <text:span text:style-name="T12">We</text:span> went through the entire text again, and the term <text:span text:style-name="Emphasis">“AMeV”</text:span> should no longer appear, <text:span text:style-name="T2">ie. been replaced by MeV per nucleon.</text:span></text:p>
      <text:p text:style-name="P2"/>
      <text:p text:style-name="P2"/>
      <text:p text:style-name="P5"><text:span text:style-name="T13">Q2:</text:span><text:span text:style-name="T2"> </text:span>l. 28: please indicate what you mean by "high rate" experiment (at least some order of magnitude of event rate or data rate)</text:p>
      <text:p text:style-name="P2"/>
      <text:p text:style-name="P6"/>
      <text:p text:style-name="P10">The revised sentence, now with the info about the order of magnitude of the event rate:</text:p>
      <text:p text:style-name="P2"/>
      <text:p text:style-name="P9">To ensure optimal performance, extensive research has been conducted to refine the geometric design, minimize scattering and energy loss due to the mechanical structure [4], and develop a dead-time-free data acquisition system capable of handling high-rate experiments <text:span text:style-name="T11">(event rate up to O(10⁴))</text:span> [5].</text:p>
      <text:p text:style-name="P2"/>
      <text:p text:style-name="P2"/>
      <text:p text:style-name="P5"><text:span text:style-name="T13">Q3:</text:span><text:span text:style-name="T2"> </text:span>caption of figure 1: later in the text you use iphos and CEPA. I think it would be useful to indicate them already here</text:p>
      <text:p text:style-name="P3"/>
      <text:p text:style-name="P4"><text:span text:style-name="T3"/></text:p>
      <text:p text:style-name="P4"><text:span text:style-name="T8">Here is the revised caption, now including the proper and reasonable introduction of the “iPhos” and “CEPA” detector regions at this point in the text. Furthermore, the mix-up between “azimuthal” and “polar” in the sentence </text:span><text:span text:style-name="Emphasis"><text:span text:style-name="T8">“The azimuthal angular coverage of the crystals vary between 1.5° (End-Cap) to 3° (Barrel)”</text:span></text:span><text:span text:style-name="T8"> has been corrected.</text:span></text:p>
      <text:p text:style-name="P3"/>
      <text:p text:style-name="P7">Caption: (a)Graphical representation of the CALIFA detector. Carbon fiber alveoli and aluminum</text:p>
      <text:p text:style-name="P7">holders fix the 15 to 22 cm long CsI(Tl) crystals. The gray boxes surrounding the holding structure</text:p>
      <text:p text:style-name="P7">represent the preamplifiers. (b) Cross profile and longitudinal section of the detector. The <text:span text:style-name="T6">polar</text:span></text:p>
      <text:p text:style-name="P8"><text:span text:style-name="T7">angular coverage of the crystals vary between 1.5° (End-Cap) to 3° (Barrel). </text:span>The Barrel covers polar angles from 140° to 43°, while the forward End-Cap covers the range from 43° to 7°. The End-Cap is further subdivided into the iPhos region (43°–19°) and the CEPA region (19°–7°).<text:span text:style-name="T9"> </text:span><text:span text:style-name="T7"><text:s/>Figures taken from Ref.[</text:span><text:span text:style-name="T10">9</text:span><text:span text:style-name="T7">]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4T10:00:06.666420875</meta:creation-date>
    <dc:date>2025-09-24T11:53:18.488891679</dc:date>
    <meta:editing-duration>PT11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60" meta:character-count="2164" meta:non-whitespace-character-count="1821"/>
  </office:meta>
</office:document-meta>
</file>